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2a5b9e" style:parent-style-name="Standard">
      <style:text-properties fo:country="DE" fo:font-size="11.0pt" fo:language="de" style:font-name-asian="Cambria" style:font-size-asian="11.0pt"/>
    </style:style>
    <style:style style:family="table-cell" style:name="adceec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f00e2" style:parent-style-name="Standard">
      <style:text-properties fo:country="DE" fo:font-size="11.0pt" fo:language="de" style:font-name-asian="Cambria" style:font-size-asian="11.0pt"/>
    </style:style>
    <style:style style:family="table-cell" style:name="af615f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0d7fe" style:parent-style-name="Standard">
      <style:text-properties fo:country="DE" fo:font-size="11.0pt" fo:language="de" style:font-name-asian="Cambria" style:font-size-asian="11.0pt"/>
    </style:style>
    <style:style style:family="table-cell" style:name="ade3ab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9d861" style:parent-style-name="Standard">
      <style:text-properties fo:country="DE" fo:font-size="11.0pt" fo:language="de" style:font-name-asian="Cambria" style:font-size-asian="11.0pt"/>
    </style:style>
    <style:style style:family="table-cell" style:name="a5bb9c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3c80af">
      <style:table-row-properties style:row-height="10.0mm"/>
    </style:style>
    <style:style style:family="paragraph" style:name="affd527" style:parent-style-name="Standard">
      <style:text-properties fo:country="DE" fo:font-size="11.0pt" fo:language="de" style:font-name-asian="Cambria" style:font-size-asian="11.0pt"/>
    </style:style>
    <style:style style:family="table-cell" style:name="a652e3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282e6" style:parent-style-name="Standard">
      <style:text-properties fo:country="DE" fo:font-size="11.0pt" fo:language="de" style:font-name-asian="Cambria" style:font-size-asian="11.0pt"/>
    </style:style>
    <style:style style:family="table-cell" style:name="a6a5b5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cbc22" style:parent-style-name="Standard">
      <style:text-properties fo:country="DE" fo:font-size="11.0pt" fo:language="de" style:font-name-asian="Cambria" style:font-size-asian="11.0pt"/>
    </style:style>
    <style:style style:family="table-cell" style:name="a88dec4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a7a6a" style:parent-style-name="Standard">
      <style:text-properties fo:country="DE" fo:font-size="11.0pt" fo:language="de" style:font-name-asian="Cambria" style:font-size-asian="11.0pt"/>
    </style:style>
    <style:style style:family="table-cell" style:name="a581c8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d86d21">
      <style:table-row-properties style:row-height="10.0mm"/>
    </style:style>
    <style:style style:family="paragraph" style:name="a5c0a72" style:parent-style-name="Standard">
      <style:text-properties fo:country="DE" fo:font-size="11.0pt" fo:language="de" style:font-name-asian="Cambria" style:font-size-asian="11.0pt"/>
    </style:style>
    <style:style style:family="table-cell" style:name="ac3094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639d9" style:parent-style-name="Standard">
      <style:text-properties fo:country="DE" fo:font-size="11.0pt" fo:language="de" style:font-name-asian="Cambria" style:font-size-asian="11.0pt"/>
    </style:style>
    <style:style style:family="table-cell" style:name="a212a4b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60107" style:parent-style-name="Standard">
      <style:text-properties fo:country="DE" fo:font-size="11.0pt" fo:language="de" style:font-name-asian="Cambria" style:font-size-asian="11.0pt"/>
    </style:style>
    <style:style style:family="table-cell" style:name="a2449f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8a614" style:parent-style-name="Standard">
      <style:text-properties fo:country="DE" fo:font-size="11.0pt" fo:language="de" style:font-name-asian="Cambria" style:font-size-asian="11.0pt"/>
    </style:style>
    <style:style style:family="table-cell" style:name="a47a3a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074e9e">
      <style:table-row-properties style:row-height="20.0mm"/>
    </style:style>
    <style:style style:family="paragraph" style:name="ad69cb5" style:parent-style-name="Standard">
      <style:text-properties fo:country="DE" fo:font-size="11.0pt" fo:language="de" style:font-name-asian="Cambria" style:font-size-asian="11.0pt"/>
    </style:style>
    <style:style style:family="table-cell" style:name="a2fb648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dd279" style:parent-style-name="Standard">
      <style:text-properties fo:country="DE" fo:font-size="11.0pt" fo:language="de" style:font-name-asian="Cambria" style:font-size-asian="11.0pt"/>
    </style:style>
    <style:style style:family="table-cell" style:name="a888822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96d4a" style:parent-style-name="Standard">
      <style:text-properties fo:country="DE" fo:font-size="11.0pt" fo:language="de" style:font-name-asian="Cambria" style:font-size-asian="11.0pt"/>
    </style:style>
    <style:style style:family="table-cell" style:name="a58ed48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b147e" style:parent-style-name="Standard">
      <style:text-properties fo:country="DE" fo:font-size="11.0pt" fo:language="de" style:font-name-asian="Cambria" style:font-size-asian="11.0pt"/>
    </style:style>
    <style:style style:family="table-cell" style:name="abeb55f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22579f">
      <style:table-row-properties style:row-height="10.0mm"/>
    </style:style>
    <style:style style:family="table-column" style:name="a85abc8">
      <style:table-column-properties style:rel-column-width="25*"/>
    </style:style>
    <style:style style:family="table" style:name="a47d573">
      <style:table-properties fo:margin-left="0.0mm" style:width="16.249cm" table:align="left"/>
    </style:style>
    <style:style style:family="paragraph" style:name="a6f76a2" style:parent-style-name="Überschrift2">
      <style:paragraph-properties/>
    </style:style>
    <style:style style:family="paragraph" style:name="a0e196b" style:parent-style-name="Titel">
      <style:paragraph-properties fo:break-before="page"/>
    </style:style>
  </office:automatic-styles>
  <office:body>
    <office:text>
      <text:p text:style-name="a0e196b">Tables</text:p>
      <text:p text:style-name="Untertitel">Examples</text:p>
      <text:h text:outline-level="2" text:style-name="a6f76a2">Table with different background colors (hard coded)</text:h>
      <text:p text:style-name="Standard"/>
      <table:table table:style-name="a47d573">
        <table:table-column table:number-columns-repeated="4" table:style-name="a85abc8"/>
        <table:table-row table:style-name="a22579f">
          <table:table-cell table:style-name="abeb55f">
            <text:p text:style-name="a1b147e">1</text:p>
          </table:table-cell>
          <table:table-cell table:style-name="a58ed48">
            <text:p text:style-name="af96d4a">2</text:p>
          </table:table-cell>
          <table:table-cell table:style-name="a888822">
            <text:p text:style-name="a4dd279">3</text:p>
          </table:table-cell>
          <table:table-cell table:style-name="a2fb648">
            <text:p text:style-name="ad69cb5">4</text:p>
          </table:table-cell>
        </table:table-row>
        <table:table-row table:style-name="a074e9e">
          <table:table-cell table:style-name="a47a3aa">
            <text:p text:style-name="a48a614">5</text:p>
          </table:table-cell>
          <table:table-cell table:style-name="a2449fb">
            <text:p text:style-name="a960107">6</text:p>
          </table:table-cell>
          <table:table-cell table:style-name="a212a4b">
            <text:p text:style-name="a6639d9">7</text:p>
          </table:table-cell>
          <table:table-cell table:style-name="ac3094f">
            <text:p text:style-name="a5c0a72">8</text:p>
          </table:table-cell>
        </table:table-row>
        <table:table-row table:style-name="ad86d21">
          <table:table-cell table:style-name="a581c87">
            <text:p text:style-name="aaa7a6a">9</text:p>
          </table:table-cell>
          <table:table-cell table:style-name="a88dec4">
            <text:p text:style-name="accbc22">10</text:p>
          </table:table-cell>
          <table:table-cell table:style-name="a6a5b50">
            <text:p text:style-name="ac282e6">11</text:p>
          </table:table-cell>
          <table:table-cell table:style-name="a652e36">
            <text:p text:style-name="affd527">12</text:p>
          </table:table-cell>
        </table:table-row>
        <table:table-row table:style-name="a3c80af">
          <table:table-cell table:style-name="a5bb9c3">
            <text:p text:style-name="a99d861">13</text:p>
          </table:table-cell>
          <table:table-cell table:style-name="ade3ab3">
            <text:p text:style-name="a00d7fe">14</text:p>
          </table:table-cell>
          <table:table-cell table:style-name="af615f2">
            <text:p text:style-name="a2f00e2">15</text:p>
          </table:table-cell>
          <table:table-cell table:style-name="adceec5">
            <text:p text:style-name="a2a5b9e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size-asian="13.0pt" style:font-weight-asian="bold" style:font-weight-complex="bold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3</dc:date>
    <meta:editing-cycles>2</meta:editing-cycles>
    <meta:editing-duration>PT0.008S</meta:editing-duration>
  </office:meta>
</office:document-meta>
</file>